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efa3" officeooo:paragraph-rsid="000aefa3"/>
    </style:style>
    <style:style style:name="P2" style:family="paragraph" style:parent-style-name="Standard">
      <style:text-properties officeooo:rsid="000aefa3" officeooo:paragraph-rsid="000ce91b"/>
    </style:style>
    <style:style style:name="P3" style:family="paragraph" style:parent-style-name="Standard">
      <style:text-properties officeooo:rsid="000aefa3" officeooo:paragraph-rsid="000ce91b"/>
    </style:style>
    <style:style style:name="P4" style:family="paragraph" style:parent-style-name="Standard">
      <style:text-properties officeooo:rsid="000e7764" officeooo:paragraph-rsid="000e7764"/>
    </style:style>
    <style:style style:name="T1" style:family="text">
      <style:text-properties officeooo:rsid="000c07aa"/>
    </style:style>
    <style:style style:name="T2" style:family="text">
      <style:text-properties officeooo:rsid="000ce9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book TUBOGA</text:p>
      <text:p text:style-name="P1"/>
      <text:p text:style-name="P1">05-03-2024</text:p>
      <text:p text:style-name="P1"/>
      <text:p text:style-name="P1">Start of the challenge, teams formed and planning made</text:p>
      <text:p text:style-name="P1">Start of coding basic features</text:p>
      <text:p text:style-name="P1">Total: 4 hours</text:p>
      <text:p text:style-name="P1"/>
      <text:p text:style-name="P1">06-03-2024</text:p>
      <text:p text:style-name="P1"/>
      <text:p text:style-name="P2">Worked individually on the game</text:p>
      <text:p text:style-name="P2"><text:span text:style-name="T2">Total: 4</text:span><text:span text:style-name="T1"> hours</text:span></text:p>
      <text:p text:style-name="P2"/>
      <text:p text:style-name="P4">07-03-2024</text:p>
      <text:p text:style-name="P4"/>
      <text:p text:style-name="P4">Arian wrote some code offline, I didn’t understand much of it so I was busy understanding it.</text:p>
      <text:p text:style-name="P4">Started to plan how to make the special fields.</text:p>
      <text:p text:style-name="P4"/>
      <text:p text:style-name="P4">Total: 4,5 hour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NL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10:31:39.187000000</meta:creation-date>
    <dc:date>2024-03-07T15:56:27.028000000</dc:date>
    <meta:editing-duration>PT1H39M55S</meta:editing-duration>
    <meta:editing-cycles>3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2" meta:word-count="59" meta:character-count="343" meta:non-whitespace-character-count="296"/>
  </office:meta>
</office:document-meta>
</file>